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290000002CBF011C81.png" manifest:media-type="image/png"/>
  <manifest:file-entry manifest:full-path="Pictures/10000001000000820000002DC96FF70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adornments="Mittel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RW Gothic" svg:font-family="'URW Gothic'" style:font-adornments="Normal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24.45cm" fo:min-width="19.5cm" draw:shadow="hidden" loext:decorative="false"/>
    </style:style>
    <style:style style:name="gr2" style:family="graphic" style:parent-style-name="standard">
      <style:graphic-properties draw:stroke="none" svg:stroke-width="0.05cm" svg:stroke-color="#505050" draw:marker-start-width="0.28cm" draw:marker-end-width="0.28cm" draw:fill="solid" draw:fill-color="#bebebe" loext:fill-use-slide-background="false" draw:textarea-horizontal-align="justify" draw:textarea-vertical-align="middle" draw:auto-grow-height="false" fo:min-height="18.362cm" fo:min-width="18.112cm" fo:padding-top="0.15cm" fo:padding-bottom="0.15cm" fo:padding-left="0.275cm" fo:padding-right="0.275cm" draw:shadow="hidden" loext:decorative="false"/>
    </style:style>
    <style:style style:name="gr3" style:family="graphic" style:parent-style-name="standard">
      <style:graphic-properties draw:stroke="solid" svg:stroke-width="0.1cm" svg:stroke-color="#000000" draw:marker-start-width="0.36cm" draw:marker-end-width="0.36cm" draw:fill="none" draw:fill-color="#000000" loext:fill-use-slide-background="false" draw:textarea-horizontal-align="justify" draw:textarea-vertical-align="middle" draw:auto-grow-height="false" fo:min-height="15.75cm" fo:min-width="15.5cm" fo:padding-top="0.175cm" fo:padding-bottom="0.175cm" fo:padding-left="0.3cm" fo:padding-right="0.3cm"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draw:stroke="none" draw:fill="solid" draw:fill-color="#515151" draw:textarea-horizontal-align="justify" draw:textarea-vertical-align="middle" draw:auto-grow-height="false" fo:min-height="1.75cm" fo:min-width="1.5cm" loext:decorative="false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3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svg:stroke-width="0.05cm" svg:stroke-color="#505050" draw:marker-start-width="0.28cm" draw:marker-end-width="0.28cm" draw:fill="none" loext:fill-use-slide-background="false" draw:textarea-horizontal-align="justify" draw:textarea-vertical-align="middle" draw:auto-grow-height="false" fo:min-height="3.586cm" fo:min-width="18.136cm" fo:padding-top="0.15cm" fo:padding-bottom="0.15cm" fo:padding-left="0.275cm" fo:padding-right="0.275cm" draw:shadow="hidden" loext:decorative="false"/>
    </style:style>
    <style:style style:name="gr8" style:family="graphic" style:parent-style-name="standard">
      <style:graphic-properties svg:stroke-width="0.05cm" svg:stroke-color="#bebebe" draw:marker-start-width="0.28cm" draw:marker-end-width="0.28cm" draw:fill="none" loext:fill-use-slide-background="false" draw:textarea-horizontal-align="justify" draw:textarea-vertical-align="top" draw:auto-grow-height="false" fo:min-height="0.9cm" fo:min-width="1.5cm" fo:padding-top="0.15cm" fo:padding-bottom="0.15cm" fo:padding-left="0.15cm" fo:padding-right="0.15cm" draw:shadow="hidden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cm" svg:stroke-color="#bebebe" draw:marker-start-width="0.28cm" draw:marker-end-width="0.28cm" draw:fill="none" loext:fill-use-slide-background="false" draw:textarea-horizontal-align="justify" draw:textarea-vertical-align="bottom" draw:auto-grow-height="false" fo:min-height="0.9cm" fo:min-width="1.5cm" fo:padding-top="0.15cm" fo:padding-bottom="0.15cm" fo:padding-left="0.15cm" fo:padding-right="0.15cm" draw:shadow="hidden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.05cm" svg:stroke-color="#bebebe" draw:marker-start-width="0.28cm" draw:marker-end-width="0.28cm" draw:fill="none" loext:fill-use-slide-background="false" draw:textarea-horizontal-align="justify" draw:textarea-vertical-align="bottom" draw:auto-grow-height="false" fo:min-height="0.9cm" fo:min-width="1.5cm" fo:padding-top="0.15cm" fo:padding-bottom="0.15cm" fo:padding-left="0.15cm" fo:padding-right="0.15cm" draw:shadow="hidden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draw:fill="none" loext:fill-use-slide-background="false" draw:textarea-horizontal-align="justify" draw:textarea-vertical-align="bottom" draw:auto-grow-height="false" fo:min-height="1cm" fo:min-width="2cm" fo:padding-top="0cm" fo:padding-bottom="0cm" fo:padding-left="0cm" fo:padding-right="0cm" draw:shadow="hidden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2cm" fo:min-width="0.999cm" fo:padding-top="0cm" fo:padding-bottom="0cm" fo:padding-left="0cm" fo:padding-right="0cm" draw:shadow="hidden" style:writing-mode="lr-tb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stroke="solid" svg:stroke-color="#000000" draw:fill="none" loext:fill-use-slide-background="false" draw:textarea-horizontal-align="justify" draw:textarea-vertical-align="middle" draw:auto-grow-height="false" fo:min-height="2cm" fo:min-width="2cm" fo:padding-top="0cm" fo:padding-bottom="0cm" fo:padding-left="0cm" fo:padding-right="0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2cm" fo:min-width="2cm" fo:padding-top="0cm" fo:padding-bottom="0cm" fo:padding-left="0cm" fo:padding-right="0cm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color="#000000" draw:fill="none" loext:fill-use-slide-background="false" draw:textarea-horizontal-align="justify" draw:textarea-vertical-align="middle" draw:auto-grow-height="false" fo:min-height="3.951cm" fo:min-width="4.001cm" fo:padding-top="0cm" fo:padding-bottom="0cm" fo:padding-left="0cm" fo:padding-right="0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3.951cm" fo:min-width="4.001cm" fo:padding-top="0cm" fo:padding-bottom="0cm" fo:padding-left="0cm" fo:padding-right="0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3.556cm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solid" draw:fill-color="#bebebe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="solid" draw:fill-color="#515151"/>
      <style:paragraph-properties fo:text-align="center"/>
    </style:style>
    <style:style style:name="P5" style:family="paragraph">
      <style:paragraph-properties fo:text-align="center" loext:tab-stop-distance="0cm">
        <style:tab-stops/>
      </style:paragraph-properties>
    </style:style>
    <style:style style:name="P6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color="#bebebe" loext:opacity="100%" style:font-name="URW Gothic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  <style:text-properties fo:color="#bebebe" loext:opacity="100%" fo:font-size="13pt"/>
    </style:style>
    <style:style style:name="P9" style:family="paragraph">
      <loext:graphic-properties draw:fill="none"/>
      <style:paragraph-properties fo:text-align="start" style:writing-mode="lr-tb"/>
      <style:text-properties fo:color="#bebebe" loext:opacity="100%" fo:font-size="13pt"/>
    </style:style>
    <style:style style:name="P10" style:family="paragraph">
      <loext:graphic-properties draw:fill="none"/>
      <style:paragraph-properties fo:text-align="center" style:writing-mode="lr-tb"/>
      <style:text-properties fo:color="#bebebe" loext:opacity="100%" fo:font-size="13pt"/>
    </style:style>
    <style:style style:name="P11" style:family="paragraph">
      <style:paragraph-properties fo:text-align="center"/>
      <style:text-properties fo:color="#505050" loext:opacity="100%" fo:font-size="14pt"/>
    </style:style>
    <style:style style:name="P12" style:family="paragraph">
      <loext:graphic-properties draw:fill="none"/>
      <style:paragraph-properties fo:text-align="center" style:writing-mode="lr-tb"/>
      <style:text-properties fo:color="#505050" loext:opacity="100%" fo:font-size="14pt"/>
    </style:style>
    <style:style style:name="P13" style:family="paragraph">
      <style:paragraph-properties fo:text-align="start"/>
      <style:text-properties fo:color="#505050" loext:opacity="100%" fo:font-size="14pt"/>
    </style:style>
    <style:style style:name="P14" style:family="paragraph">
      <loext:graphic-properties draw:fill="none"/>
      <style:paragraph-properties fo:text-align="start" style:writing-mode="lr-tb"/>
      <style:text-properties fo:color="#505050" loext:opacity="100%" fo:font-size="14pt"/>
    </style:style>
    <style:style style:name="P15" style:family="paragraph">
      <style:paragraph-properties fo:text-align="center"/>
      <style:text-properties fo:font-size="72pt" style:font-size-asian="20pt" style:font-size-complex="20pt"/>
    </style:style>
    <style:style style:name="P16" style:family="paragraph">
      <loext:graphic-properties draw:fill="none"/>
      <style:paragraph-properties fo:text-align="center" style:writing-mode="lr-tb"/>
      <style:text-properties fo:font-size="72pt" style:font-size-asian="20pt" style:font-size-complex="20pt"/>
    </style:style>
    <style:style style:name="P17" style:family="paragraph">
      <style:paragraph-properties fo:text-align="center"/>
      <style:text-properties fo:font-size="126.5pt" style:font-size-asian="36pt" style:font-size-complex="36pt"/>
    </style:style>
    <style:style style:name="P18" style:family="paragraph">
      <loext:graphic-properties draw:fill="none"/>
      <style:paragraph-properties fo:text-align="center" style:writing-mode="lr-tb"/>
      <style:text-properties fo:font-size="126.5pt" style:font-size-asian="36pt" style:font-size-complex="36pt"/>
    </style:style>
    <style:style style:name="P19" style:family="paragraph">
      <loext:graphic-properties draw:fill="none" draw:fill-color="#ffffff"/>
    </style:style>
    <style:style style:name="T1" style:family="text">
      <style:text-properties fo:color="#bebebe" loext:opacity="100%" style:font-name="URW Gothic"/>
    </style:style>
    <style:style style:name="T2" style:family="text">
      <style:text-properties fo:color="#bebebe" loext:opacity="100%" style:font-name="FreeSerif" fo:font-size="15pt" style:font-name-asian="FreeSerif" style:font-name-complex="FreeSerif"/>
    </style:style>
    <style:style style:name="T3" style:family="text">
      <style:text-properties fo:color="#bebebe" loext:opacity="100%" style:font-name="FreeSans" fo:font-size="14pt" style:font-name-asian="FreeSerif" style:font-name-complex="FreeSerif"/>
    </style:style>
    <style:style style:name="T4" style:family="text">
      <style:text-properties fo:color="#bebebe" loext:opacity="100%" style:font-name="FreeSans" fo:font-size="13pt" style:font-name-asian="FreeSerif" style:font-name-complex="FreeSerif"/>
    </style:style>
    <style:style style:name="T5" style:family="text">
      <style:text-properties fo:color="#bebebe" loext:opacity="100%" fo:font-size="13pt"/>
    </style:style>
    <style:style style:name="T6" style:family="text">
      <style:text-properties fo:color="#bebebe" loext:opacity="100%" style:font-name="FreeSerif" fo:font-size="13pt" style:font-name-asian="FreeSerif" style:font-name-complex="FreeSerif"/>
    </style:style>
    <style:style style:name="T7" style:family="text">
      <style:text-properties fo:color="#505050" loext:opacity="100%" fo:font-size="14pt"/>
    </style:style>
    <style:style style:name="T8" style:family="text">
      <style:text-properties style:font-name="FreeSerif" fo:font-size="72pt" style:font-name-asian="FreeSerif" style:font-size-asian="20pt" style:font-name-complex="FreeSerif" style:font-size-complex="20pt"/>
    </style:style>
    <style:style style:name="T9" style:family="text">
      <style:text-properties style:font-name="FreeSerif" fo:font-size="139.199996948242pt" style:font-name-asian="FreeSerif" style:font-size-asian="36pt" style:font-name-complex="FreeSerif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0cm" svg:height="24.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19cm" svg:x="1.501cm" svg:y="1.5cm">
          <text:p/>
          <draw:enhanced-geometry svg:viewBox="0 0 21600 21600" draw:path-stretchpoint-x="10800" draw:path-stretchpoint-y="10800" draw:text-areas="?f3 ?f4 ?f5 ?f6" draw:type="round-rectangle" draw:modifiers="658.76340203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6.1cm" svg:height="16.1cm" svg:x="2.95cm" svg:y="2.95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5" draw:text-style-name="P4" draw:layer="layout" svg:width="2cm" svg:height="2cm" svg:x="3cm" svg:y="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7cm" svg:y="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1cm" svg:y="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5cm" svg:y="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5cm" svg:y="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9cm" svg:y="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3cm" svg:y="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7cm" svg:y="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3cm" svg:y="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7cm" svg:y="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1cm" svg:y="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5cm" svg:y="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5cm" svg:y="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9cm" svg:y="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3cm" svg:y="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7cm" svg:y="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3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7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1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5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5cm" svg:y="1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9cm" svg:y="1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3cm" svg:y="1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7cm" svg:y="1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3cm" svg:y="1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7cm" svg:y="1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1cm" svg:y="1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5cm" svg:y="1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5cm" svg:y="1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9cm" svg:y="1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3cm" svg:y="1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7cm" svg:y="15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6" draw:layer="layout" svg:width="3.7cm" svg:height="1.35cm" draw:transform="rotate (1.5707963267949) translate (1.9cm 25cm)">
          <draw:text-box>
            <text:p text:style-name="P5"><text:span text:style-name="T1">mondial II</text:span></text:p>
          </draw:text-box>
        </draw:frame>
        <draw:custom-shape draw:style-name="gr7" draw:text-style-name="P7" draw:layer="layout" svg:width="19cm" svg:height="4.2cm" svg:x="1.5cm" svg:y="21cm">
          <text:p/>
          <draw:enhanced-geometry svg:viewBox="0 0 21600 21600" draw:path-stretchpoint-x="10800" draw:path-stretchpoint-y="10800" draw:text-areas="?f3 ?f4 ?f5 ?f6" draw:type="round-rectangle" draw:modifiers="2761.056891216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8cm" svg:height="1.2cm" svg:x="3.09cm" svg:y="22cm">
          <text:p text:style-name="P8"><text:span text:style-name="T2">♙ 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8cm" svg:height="1.2cm" svg:x="7.107cm" svg:y="22cm">
          <text:p text:style-name="P8"><text:span text:style-name="T2">♗ 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8cm" svg:height="1.2cm" svg:x="5.099cm" svg:y="22cm">
          <text:p text:style-name="P8"><text:span text:style-name="T2">♘ 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8cm" svg:height="1.2cm" svg:x="9.116cm" svg:y="22cm">
          <text:p text:style-name="P8"><text:span text:style-name="T2">♖ </text:span><text:span text:style-name="T3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.8cm" svg:height="1.2cm" svg:x="13.133cm" svg:y="22cm">
          <text:p text:style-name="P8"><text:span text:style-name="T2">♔ </text:span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8cm" svg:height="1.2cm" svg:x="11.124cm" svg:y="22cm">
          <text:p text:style-name="P8"><text:span text:style-name="T2">♕ </text:span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8cm" svg:height="1.2cm" svg:x="15.141cm" svg:y="22cm">
          <text:p text:style-name="P8"><text:span text:style-name="T2">☐ </text:span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8cm" svg:height="1.2cm" svg:x="17.1cm" svg:y="22cm">
          <text:p text:style-name="P8"><text:span text:style-name="T2">■ </text:span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8cm" svg:height="1.2cm" svg:x="3.1cm" svg:y="23.4cm">
          <text:p text:style-name="P8"><text:span text:style-name="T5">PLAY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8cm" svg:height="1.2cm" svg:x="7.114cm" svg:y="23.4cm">
          <text:p text:style-name="P8"><text:span text:style-name="T5">MEM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8cm" svg:height="1.2cm" svg:x="9.121cm" svg:y="23.4cm">
          <text:p text:style-name="P8"><text:span text:style-name="T5">INFO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8cm" svg:height="1.2cm" svg:x="11.129cm" svg:y="23.4cm">
          <text:p text:style-name="P8"><text:span text:style-name="T5">C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cm" svg:height="1.2cm" svg:x="13.136cm" svg:y="23.4cm">
          <text:p text:style-name="P8"><text:span text:style-name="T5">LEV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8cm" svg:height="1.2cm" svg:x="15.143cm" svg:y="23.4cm">
          <text:p text:style-name="P8"><text:span text:style-name="T5">ENT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8cm" svg:height="1.2cm" svg:x="17.1cm" svg:y="23.4cm">
          <text:p text:style-name="P8"><text:span text:style-name="T5">RES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8cm" svg:height="1.2cm" svg:x="5.107cm" svg:y="23.4cm">
          <text:p text:style-name="P8"><text:span text:style-name="T5">POS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8cm" svg:height="1.2cm" svg:x="3.6cm" svg:y="20.8cm">
          <text:p text:style-name="P8"><text:span text:style-name="T5">PLAY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8cm" svg:height="1.2cm" svg:x="7.614cm" svg:y="20.8cm">
          <text:p text:style-name="P8"><text:span text:style-name="T5">MEM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8cm" svg:height="1.2cm" svg:x="9.621cm" svg:y="20.8cm">
          <text:p text:style-name="P8"><text:span text:style-name="T5">INFO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8cm" svg:height="1.2cm" svg:x="11.629cm" svg:y="20.8cm">
          <text:p text:style-name="P8"><text:span text:style-name="T5">ER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8cm" svg:height="1.2cm" svg:x="13.636cm" svg:y="20.8cm">
          <text:p text:style-name="P8"><text:span text:style-name="T5">+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8cm" svg:height="1.2cm" svg:x="15.643cm" svg:y="20.8cm">
          <text:p text:style-name="P8"><text:span text:style-name="T6">☐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8cm" svg:height="1.2cm" svg:x="17.6cm" svg:y="20.8cm">
          <text:p text:style-name="P8"><text:span text:style-name="T6">■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8cm" svg:height="1.2cm" svg:x="5.607cm" svg:y="20.8cm">
          <text:p text:style-name="P8"><text:span text:style-name="T5">POS</text:span></text:p>
          <draw:enhanced-geometry svg:viewBox="0 0 21600 21600" draw:type="rectangle" draw:enhanced-path="M 0 0 L 21600 0 21600 21600 0 21600 0 0 Z N"/>
        </draw:custom-shape>
        <draw:g draw:style-name="gr4">
          <draw:custom-shape draw:style-name="gr11" draw:text-style-name="P12" draw:layer="layout" svg:width="2cm" svg:height="1cm" svg:x="3cm" svg:y="19.3cm">
            <text:p text:style-name="P11"><text:span text:style-name="T7">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2cm" svg:height="1cm" svg:x="5cm" svg:y="19.3cm">
            <text:p text:style-name="P11"><text:span text:style-name="T7">B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2cm" svg:height="1cm" svg:x="7cm" svg:y="19.3cm">
            <text:p text:style-name="P11"><text:span text:style-name="T7">C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2cm" svg:height="1cm" svg:x="9cm" svg:y="19.3cm">
            <text:p text:style-name="P11"><text:span text:style-name="T7">D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2cm" svg:height="1cm" svg:x="11cm" svg:y="19.3cm">
            <text:p text:style-name="P11"><text:span text:style-name="T7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2cm" svg:height="1cm" svg:x="13cm" svg:y="19.3cm">
            <text:p text:style-name="P11"><text:span text:style-name="T7">F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2cm" svg:height="1cm" svg:x="15cm" svg:y="19.3cm">
            <text:p text:style-name="P11"><text:span text:style-name="T7">G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2cm" svg:height="1cm" svg:x="17cm" svg:y="19.3cm">
            <text:p text:style-name="P11"><text:span text:style-name="T7">H</text:span></text:p>
            <draw:enhanced-geometry svg:viewBox="0 0 21600 21600" draw:type="rectangle" draw:enhanced-path="M 0 0 L 21600 0 21600 21600 0 21600 0 0 Z N"/>
          </draw:custom-shape>
        </draw:g>
        <draw:g draw:style-name="gr4">
          <draw:custom-shape draw:style-name="gr12" draw:text-style-name="P14" draw:layer="layout" svg:width="0.999cm" svg:height="2cm" svg:x="2.001cm" svg:y="17cm">
            <text:p text:style-name="P13"><text:span text:style-name="T7">1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999cm" svg:height="2cm" svg:x="2.001cm" svg:y="15cm">
            <text:p text:style-name="P13"><text:span text:style-name="T7">2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999cm" svg:height="2cm" svg:x="2.001cm" svg:y="13cm">
            <text:p text:style-name="P13"><text:span text:style-name="T7">3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999cm" svg:height="2cm" svg:x="2.001cm" svg:y="11cm">
            <text:p text:style-name="P13"><text:span text:style-name="T7">4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999cm" svg:height="2cm" svg:x="2.001cm" svg:y="9cm">
            <text:p text:style-name="P13"><text:span text:style-name="T7">5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999cm" svg:height="2cm" svg:x="2.001cm" svg:y="7cm">
            <text:p text:style-name="P13"><text:span text:style-name="T7">6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999cm" svg:height="2cm" svg:x="2.001cm" svg:y="5cm">
            <text:p text:style-name="P13"><text:span text:style-name="T7">7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999cm" svg:height="2cm" svg:x="2.001cm" svg:y="3cm">
            <text:p text:style-name="P13"><text:span text:style-name="T7">8</text:span></text:p>
            <draw:enhanced-geometry svg:viewBox="0 0 21600 21600" draw:type="rectangle" draw:enhanced-path="M 0 0 L 21600 0 21600 21600 0 21600 0 0 Z N"/>
          </draw:custom-shape>
        </draw:g>
        <draw:frame draw:style-name="gr13" draw:text-style-name="P7" draw:layer="layout" svg:width="3.439cm" svg:height="1.19cm" svg:x="15.596cm" svg:y="1.709cm">
          <draw:image xlink:href="Pictures/10000001000000820000002DC96FF706.png" xlink:type="simple" xlink:show="embed" xlink:actuate="onLoad" draw:mime-type="image/png">
            <text:p/>
          </draw:image>
        </draw:frame>
        <draw:frame draw:style-name="gr13" draw:text-style-name="P7" draw:layer="layout" svg:width="1.084cm" svg:height="1.163cm" svg:x="1.716cm" svg:y="1.7cm">
          <draw:image xlink:href="Pictures/10000001000000290000002CBF011C81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custom-shape draw:style-name="gr1" draw:text-style-name="P1" draw:layer="layout" svg:width="20cm" svg:height="24.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19cm" svg:x="1.501cm" svg:y="1.5cm">
          <text:p/>
          <draw:enhanced-geometry svg:viewBox="0 0 21600 21600" draw:path-stretchpoint-x="10800" draw:path-stretchpoint-y="10800" draw:text-areas="?f3 ?f4 ?f5 ?f6" draw:type="round-rectangle" draw:modifiers="658.76340203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6.1cm" svg:height="16.1cm" svg:x="2.95cm" svg:y="2.95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5" draw:text-style-name="P4" draw:layer="layout" svg:width="2cm" svg:height="2cm" svg:x="3cm" svg:y="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7cm" svg:y="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1cm" svg:y="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5cm" svg:y="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5cm" svg:y="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9cm" svg:y="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3cm" svg:y="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7cm" svg:y="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3cm" svg:y="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7cm" svg:y="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1cm" svg:y="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5cm" svg:y="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5cm" svg:y="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9cm" svg:y="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3cm" svg:y="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7cm" svg:y="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3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7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1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5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5cm" svg:y="1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9cm" svg:y="1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3cm" svg:y="1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7cm" svg:y="1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3cm" svg:y="1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7cm" svg:y="1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1cm" svg:y="1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5cm" svg:y="1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5cm" svg:y="1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9cm" svg:y="1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3cm" svg:y="1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7cm" svg:y="15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6" draw:layer="layout" svg:width="3.7cm" svg:height="1.35cm" draw:transform="rotate (1.5707963267949) translate (1.9cm 25cm)">
          <draw:text-box>
            <text:p text:style-name="P5"><text:span text:style-name="T1">mondial II</text:span></text:p>
          </draw:text-box>
        </draw:frame>
        <draw:custom-shape draw:style-name="gr7" draw:text-style-name="P7" draw:layer="layout" svg:width="19cm" svg:height="4.2cm" svg:x="1.5cm" svg:y="21cm">
          <text:p/>
          <draw:enhanced-geometry svg:viewBox="0 0 21600 21600" draw:path-stretchpoint-x="10800" draw:path-stretchpoint-y="10800" draw:text-areas="?f3 ?f4 ?f5 ?f6" draw:type="round-rectangle" draw:modifiers="2761.056891216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8cm" svg:height="1.2cm" svg:x="3.09cm" svg:y="22cm">
          <text:p text:style-name="P8"><text:span text:style-name="T2">♙ 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8cm" svg:height="1.2cm" svg:x="7.107cm" svg:y="22cm">
          <text:p text:style-name="P8"><text:span text:style-name="T2">♗ 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8cm" svg:height="1.2cm" svg:x="5.099cm" svg:y="22cm">
          <text:p text:style-name="P8"><text:span text:style-name="T2">♘ 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8cm" svg:height="1.2cm" svg:x="9.116cm" svg:y="22cm">
          <text:p text:style-name="P8"><text:span text:style-name="T2">♖ </text:span><text:span text:style-name="T3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.8cm" svg:height="1.2cm" svg:x="13.133cm" svg:y="22cm">
          <text:p text:style-name="P8"><text:span text:style-name="T2">♔ </text:span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8cm" svg:height="1.2cm" svg:x="11.124cm" svg:y="22cm">
          <text:p text:style-name="P8"><text:span text:style-name="T2">♕ </text:span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8cm" svg:height="1.2cm" svg:x="15.141cm" svg:y="22cm">
          <text:p text:style-name="P8"><text:span text:style-name="T2">☐ </text:span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8cm" svg:height="1.2cm" svg:x="17.1cm" svg:y="22cm">
          <text:p text:style-name="P8"><text:span text:style-name="T2">■ </text:span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8cm" svg:height="1.2cm" svg:x="3.1cm" svg:y="23.4cm">
          <text:p text:style-name="P8"><text:span text:style-name="T5">PLAY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8cm" svg:height="1.2cm" svg:x="7.114cm" svg:y="23.4cm">
          <text:p text:style-name="P8"><text:span text:style-name="T5">MEM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8cm" svg:height="1.2cm" svg:x="9.121cm" svg:y="23.4cm">
          <text:p text:style-name="P8"><text:span text:style-name="T5">INFO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8cm" svg:height="1.2cm" svg:x="11.129cm" svg:y="23.4cm">
          <text:p text:style-name="P8"><text:span text:style-name="T5">CL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8cm" svg:height="1.2cm" svg:x="13.136cm" svg:y="23.4cm">
          <text:p text:style-name="P8"><text:span text:style-name="T5">LEV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8cm" svg:height="1.2cm" svg:x="15.143cm" svg:y="23.4cm">
          <text:p text:style-name="P8"><text:span text:style-name="T5">ENT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8cm" svg:height="1.2cm" svg:x="17.1cm" svg:y="23.4cm">
          <text:p text:style-name="P8"><text:span text:style-name="T5">RES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8cm" svg:height="1.2cm" svg:x="5.107cm" svg:y="23.4cm">
          <text:p text:style-name="P8"><text:span text:style-name="T5">POS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8cm" svg:height="1.2cm" svg:x="3.6cm" svg:y="20.8cm">
          <text:p text:style-name="P8"><text:span text:style-name="T5">PLAY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8cm" svg:height="1.2cm" svg:x="7.614cm" svg:y="20.8cm">
          <text:p text:style-name="P8"><text:span text:style-name="T5">MEM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8cm" svg:height="1.2cm" svg:x="9.621cm" svg:y="20.8cm">
          <text:p text:style-name="P8"><text:span text:style-name="T5">INFO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8cm" svg:height="1.2cm" svg:x="11.629cm" svg:y="20.8cm">
          <text:p text:style-name="P8"><text:span text:style-name="T5">ER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8cm" svg:height="1.2cm" svg:x="13.636cm" svg:y="20.8cm">
          <text:p text:style-name="P8"><text:span text:style-name="T5">+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8cm" svg:height="1.2cm" svg:x="15.643cm" svg:y="20.8cm">
          <text:p text:style-name="P8"><text:span text:style-name="T6">☐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8cm" svg:height="1.2cm" svg:x="17.6cm" svg:y="20.8cm">
          <text:p text:style-name="P8"><text:span text:style-name="T6">■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8cm" svg:height="1.2cm" svg:x="5.607cm" svg:y="20.8cm">
          <text:p text:style-name="P8"><text:span text:style-name="T5">POS</text:span></text:p>
          <draw:enhanced-geometry svg:viewBox="0 0 21600 21600" draw:type="rectangle" draw:enhanced-path="M 0 0 L 21600 0 21600 21600 0 21600 0 0 Z N"/>
        </draw:custom-shape>
        <draw:g draw:style-name="gr4">
          <draw:custom-shape draw:style-name="gr11" draw:text-style-name="P12" draw:layer="layout" svg:width="2cm" svg:height="1cm" svg:x="3cm" svg:y="19.3cm">
            <text:p text:style-name="P11"><text:span text:style-name="T7">H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2cm" svg:height="1cm" svg:x="5cm" svg:y="19.3cm">
            <text:p text:style-name="P11"><text:span text:style-name="T7">G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2cm" svg:height="1cm" svg:x="7cm" svg:y="19.3cm">
            <text:p text:style-name="P11"><text:span text:style-name="T7">F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2cm" svg:height="1cm" svg:x="9cm" svg:y="19.3cm">
            <text:p text:style-name="P11"><text:span text:style-name="T7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2cm" svg:height="1cm" svg:x="11cm" svg:y="19.3cm">
            <text:p text:style-name="P11"><text:span text:style-name="T7">D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2cm" svg:height="1cm" svg:x="13cm" svg:y="19.3cm">
            <text:p text:style-name="P11"><text:span text:style-name="T7">C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2cm" svg:height="1cm" svg:x="15cm" svg:y="19.3cm">
            <text:p text:style-name="P11"><text:span text:style-name="T7">B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2cm" svg:height="1cm" svg:x="17cm" svg:y="19.3cm">
            <text:p text:style-name="P11"><text:span text:style-name="T7">A</text:span></text:p>
            <draw:enhanced-geometry svg:viewBox="0 0 21600 21600" draw:type="rectangle" draw:enhanced-path="M 0 0 L 21600 0 21600 21600 0 21600 0 0 Z N"/>
          </draw:custom-shape>
        </draw:g>
        <draw:g draw:style-name="gr4">
          <draw:custom-shape draw:style-name="gr12" draw:text-style-name="P14" draw:layer="layout" svg:width="0.999cm" svg:height="2cm" svg:x="2.001cm" svg:y="17cm">
            <text:p text:style-name="P13"><text:span text:style-name="T7">8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999cm" svg:height="2cm" svg:x="2.001cm" svg:y="15cm">
            <text:p text:style-name="P13"><text:span text:style-name="T7">7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999cm" svg:height="2cm" svg:x="2.001cm" svg:y="13cm">
            <text:p text:style-name="P13"><text:span text:style-name="T7">6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999cm" svg:height="2cm" svg:x="2.001cm" svg:y="11cm">
            <text:p text:style-name="P13"><text:span text:style-name="T7">5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999cm" svg:height="2cm" svg:x="2.001cm" svg:y="9cm">
            <text:p text:style-name="P13"><text:span text:style-name="T7">4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999cm" svg:height="2cm" svg:x="2.001cm" svg:y="7cm">
            <text:p text:style-name="P13"><text:span text:style-name="T7">3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999cm" svg:height="2cm" svg:x="2.001cm" svg:y="5cm">
            <text:p text:style-name="P13"><text:span text:style-name="T7">2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999cm" svg:height="2cm" svg:x="2.001cm" svg:y="3cm">
            <text:p text:style-name="P13"><text:span text:style-name="T7">1</text:span></text:p>
            <draw:enhanced-geometry svg:viewBox="0 0 21600 21600" draw:type="rectangle" draw:enhanced-path="M 0 0 L 21600 0 21600 21600 0 21600 0 0 Z N"/>
          </draw:custom-shape>
        </draw:g>
        <draw:frame draw:style-name="gr13" draw:text-style-name="P7" draw:layer="layout" svg:width="3.439cm" svg:height="1.19cm" svg:x="15.597cm" svg:y="1.709cm">
          <draw:image xlink:href="Pictures/10000001000000820000002DC96FF706.png" xlink:type="simple" xlink:show="embed" xlink:actuate="onLoad" draw:mime-type="image/png">
            <text:p/>
          </draw:image>
        </draw:frame>
        <draw:frame draw:style-name="gr13" draw:text-style-name="P7" draw:layer="layout" svg:width="1.084cm" svg:height="1.163cm" svg:x="1.716cm" svg:y="1.701cm">
          <draw:image xlink:href="Pictures/10000001000000290000002CBF011C81.png" xlink:type="simple" xlink:show="embed" xlink:actuate="onLoad" draw:mime-type="image/png">
            <text:p/>
          </draw:image>
        </draw:frame>
      </draw:page>
      <draw:page draw:name="page3" draw:style-name="dp1" draw:master-page-name="Standard">
        <draw:custom-shape draw:style-name="gr14" draw:text-style-name="P16" draw:layer="layout" svg:width="2cm" svg:height="2cm" svg:x="1cm" svg:y="11cm">
          <text:p text:style-name="P15"><text:span text:style-name="T8">♙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2cm" svg:height="2cm" svg:x="3cm" svg:y="11cm">
          <text:p text:style-name="P15"><text:span text:style-name="T8">♘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2cm" svg:height="2cm" svg:x="5cm" svg:y="11cm">
          <text:p text:style-name="P15"><text:span text:style-name="T8">♗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2cm" svg:height="2cm" svg:x="6.997cm" svg:y="10.975cm">
          <text:p text:style-name="P15"><text:span text:style-name="T8">♖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2cm" svg:height="2cm" svg:x="8.997cm" svg:y="10.975cm">
          <text:p text:style-name="P15"><text:span text:style-name="T8">♕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2cm" svg:height="2cm" svg:x="10.997cm" svg:y="10.975cm">
          <text:p text:style-name="P15"><text:span text:style-name="T8">♔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2cm" svg:x="1cm" svg:y="13.001cm">
          <text:p text:style-name="P15"><text:span text:style-name="T8">♟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2cm" svg:height="2cm" svg:x="3cm" svg:y="13.001cm">
          <text:p text:style-name="P15"><text:span text:style-name="T8">♞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2cm" svg:height="2cm" svg:x="5cm" svg:y="13.001cm">
          <text:p text:style-name="P15"><text:span text:style-name="T8">♝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2cm" svg:height="2cm" svg:x="6.997cm" svg:y="12.976cm">
          <text:p text:style-name="P15"><text:span text:style-name="T8">♜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2cm" svg:height="2cm" svg:x="8.997cm" svg:y="12.976cm">
          <text:p text:style-name="P15"><text:span text:style-name="T8">♛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2cm" svg:height="2cm" svg:x="10.997cm" svg:y="12.976cm">
          <text:p text:style-name="P15"><text:span text:style-name="T8">♚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4.001cm" svg:height="3.951cm" svg:x="1cm" svg:y="1.049cm">
          <text:p text:style-name="P17"><text:span text:style-name="T9">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8" draw:layer="layout" svg:width="4.001cm" svg:height="3.951cm" svg:x="5.001cm" svg:y="1.049cm">
          <text:p text:style-name="P17"><text:span text:style-name="T9">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8" draw:layer="layout" svg:width="4.001cm" svg:height="3.951cm" svg:x="9.002cm" svg:y="1.049cm">
          <text:p text:style-name="P17"><text:span text:style-name="T9">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8" draw:layer="layout" svg:width="4.001cm" svg:height="3.951cm" svg:x="12.997cm" svg:y="1cm">
          <text:p text:style-name="P17"><text:span text:style-name="T9">♖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8" draw:layer="layout" svg:width="4.001cm" svg:height="3.951cm" svg:x="16.998cm" svg:y="1cm">
          <text:p text:style-name="P17"><text:span text:style-name="T9">♕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8" draw:layer="layout" svg:width="4.001cm" svg:height="3.951cm" svg:x="20.999cm" svg:y="1cm">
          <text:p text:style-name="P17"><text:span text:style-name="T9">♔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layout" svg:width="4.001cm" svg:height="3.951cm" svg:x="1cm" svg:y="5.049cm">
          <text:p text:style-name="P17"><text:span text:style-name="T9">♟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4.001cm" svg:height="3.951cm" svg:x="5.001cm" svg:y="5.049cm">
          <text:p text:style-name="P17"><text:span text:style-name="T9">♞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4.001cm" svg:height="3.951cm" svg:x="9.002cm" svg:y="5.049cm">
          <text:p text:style-name="P17"><text:span text:style-name="T9">♝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4.001cm" svg:height="3.951cm" svg:x="12.997cm" svg:y="5cm">
          <text:p text:style-name="P17"><text:span text:style-name="T9">♜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4.001cm" svg:height="3.951cm" svg:x="16.998cm" svg:y="5cm">
          <text:p text:style-name="P17"><text:span text:style-name="T9">♛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4.001cm" svg:height="3.951cm" svg:x="20.999cm" svg:y="5cm">
          <text:p text:style-name="P17"><text:span text:style-name="T9">♚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frame draw:style-name="gr18" draw:text-style-name="P19" draw:layer="layout" svg:width="23.9cm" svg:height="10.205cm" svg:x="1.8cm" svg:y="2cm">
          <draw:text-box>
            <text:p>Mephisto Mondial2 WHITE</text:p>
            <text:p>Mephisto Mondial2 BLACK</text:p>
            <text:p/>
            <text:p/>
            <text:p>Schachbrett Höhe x Breite = 980x810</text:p>
            <text:p/>
            <text:p>Schachbrettfelder: 80x80</text:p>
            <text:p>Koordinaten X <text:s/>82,163,244,325,406,487,568,649</text:p>
            <text:p>Koordinaten Y 636,556,477,397,318,239,159,80</text:p>
            <text:p/>
            <text:p>Funktionstasten</text:p>
            <text:p>Y0 836</text:p>
            <text:p>Y1 891</text:p>
            <text:p/>
          </draw:text-box>
        </draw:frame>
      </draw:page>
      <draw:page draw:name="page5" draw:style-name="dp1" draw:master-page-name="Standard">
        <draw:g draw:style-name="gr4">
          <draw:custom-shape draw:style-name="gr5" draw:text-style-name="P4" draw:layer="layout" svg:width="2cm" svg:height="2cm" svg:x="3cm" svg:y="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7cm" svg:y="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1cm" svg:y="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5cm" svg:y="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5cm" svg:y="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9cm" svg:y="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3cm" svg:y="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7cm" svg:y="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3cm" svg:y="1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7cm" svg:y="1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1cm" svg:y="1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5cm" svg:y="1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5cm" svg:y="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9cm" svg:y="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3cm" svg:y="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7cm" svg:y="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3cm" svg:y="1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7cm" svg:y="1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1cm" svg:y="1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5cm" svg:y="1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5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9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3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7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3cm" svg:y="1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7cm" svg:y="1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1cm" svg:y="1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5cm" svg:y="1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5cm" svg:y="1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9cm" svg:y="1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3cm" svg:y="1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2cm" svg:x="17cm" svg:y="17cm">
            <text:p/>
            <draw:enhanced-geometry svg:viewBox="0 0 21600 21600" draw:type="rectangle" draw:enhanced-path="M 0 0 L 21600 0 21600 21600 0 21600 0 0 Z N"/>
          </draw:custom-shape>
        </draw:g>
        <draw:g draw:style-name="gr4">
          <draw:custom-shape draw:style-name="gr11" draw:text-style-name="P12" draw:layer="layout" svg:width="2cm" svg:height="1cm" svg:x="3cm" svg:y="22cm">
            <text:p text:style-name="P11"><text:span text:style-name="T7">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2cm" svg:height="1cm" svg:x="5cm" svg:y="22cm">
            <text:p text:style-name="P11"><text:span text:style-name="T7">B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2cm" svg:height="1cm" svg:x="7cm" svg:y="22cm">
            <text:p text:style-name="P11"><text:span text:style-name="T7">C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2cm" svg:height="1cm" svg:x="9cm" svg:y="22cm">
            <text:p text:style-name="P11"><text:span text:style-name="T7">D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2cm" svg:height="1cm" svg:x="11cm" svg:y="22cm">
            <text:p text:style-name="P11"><text:span text:style-name="T7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2cm" svg:height="1cm" svg:x="13cm" svg:y="22cm">
            <text:p text:style-name="P11"><text:span text:style-name="T7">F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2cm" svg:height="1cm" svg:x="15cm" svg:y="22cm">
            <text:p text:style-name="P11"><text:span text:style-name="T7">G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2cm" svg:height="1cm" svg:x="17cm" svg:y="22cm">
            <text:p text:style-name="P11"><text:span text:style-name="T7">H</text:span></text:p>
            <draw:enhanced-geometry svg:viewBox="0 0 21600 21600" draw:type="rectangle" draw:enhanced-path="M 0 0 L 21600 0 21600 21600 0 21600 0 0 Z N"/>
          </draw:custom-shape>
        </draw:g>
        <draw:g draw:style-name="gr4">
          <draw:custom-shape draw:style-name="gr11" draw:text-style-name="P12" draw:layer="layout" svg:width="2cm" svg:height="1cm" svg:x="3cm" svg:y="22cm">
            <text:p text:style-name="P11"><text:span text:style-name="T7">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2cm" svg:height="1cm" svg:x="5cm" svg:y="22cm">
            <text:p text:style-name="P11"><text:span text:style-name="T7">B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2cm" svg:height="1cm" svg:x="7cm" svg:y="22cm">
            <text:p text:style-name="P11"><text:span text:style-name="T7">C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2cm" svg:height="1cm" svg:x="9cm" svg:y="22cm">
            <text:p text:style-name="P11"><text:span text:style-name="T7">D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2cm" svg:height="1cm" svg:x="11cm" svg:y="22cm">
            <text:p text:style-name="P11"><text:span text:style-name="T7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2cm" svg:height="1cm" svg:x="13cm" svg:y="22cm">
            <text:p text:style-name="P11"><text:span text:style-name="T7">F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2cm" svg:height="1cm" svg:x="15cm" svg:y="22cm">
            <text:p text:style-name="P11"><text:span text:style-name="T7">G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2cm" svg:height="1cm" svg:x="17cm" svg:y="22cm">
            <text:p text:style-name="P11"><text:span text:style-name="T7">H</text:span></text:p>
            <draw:enhanced-geometry svg:viewBox="0 0 21600 21600" draw:type="rectangle" draw:enhanced-path="M 0 0 L 21600 0 21600 21600 0 21600 0 0 Z N"/>
          </draw:custom-shape>
        </draw:g>
        <draw:g draw:style-name="gr4">
          <draw:custom-shape draw:style-name="gr12" draw:text-style-name="P14" draw:layer="layout" svg:width="0.999cm" svg:height="2cm" svg:x="2.001cm" svg:y="19cm">
            <text:p text:style-name="P13"><text:span text:style-name="T7">1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999cm" svg:height="2cm" svg:x="2.001cm" svg:y="17cm">
            <text:p text:style-name="P13"><text:span text:style-name="T7">2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999cm" svg:height="2cm" svg:x="2.001cm" svg:y="15cm">
            <text:p text:style-name="P13"><text:span text:style-name="T7">3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999cm" svg:height="2cm" svg:x="2.001cm" svg:y="13cm">
            <text:p text:style-name="P13"><text:span text:style-name="T7">4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999cm" svg:height="2cm" svg:x="2.001cm" svg:y="11cm">
            <text:p text:style-name="P13"><text:span text:style-name="T7">5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999cm" svg:height="2cm" svg:x="2.001cm" svg:y="9cm">
            <text:p text:style-name="P13"><text:span text:style-name="T7">6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999cm" svg:height="2cm" svg:x="2.001cm" svg:y="7cm">
            <text:p text:style-name="P13"><text:span text:style-name="T7">7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999cm" svg:height="2cm" svg:x="2.001cm" svg:y="5cm">
            <text:p text:style-name="P13"><text:span text:style-name="T7">8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adornments="Mittel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RW Gothic" svg:font-family="'URW Gothic'" style:font-adornments="Normal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22:25:32.846864555</meta:creation-date>
    <meta:editing-duration>PT3H33M6S</meta:editing-duration>
    <meta:editing-cycles>31</meta:editing-cycles>
    <meta:generator>LibreOffice/24.2.6.2$Linux_X86_64 LibreOffice_project/420$Build-2</meta:generator>
    <dc:date>2024-12-15T12:40:32.597118578</dc:date>
    <meta:document-statistic meta:object-count="249"/>
  </office:meta>
</office:document-meta>
</file>